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-2018</text:p>
          </table:table-cell>
          <table:table-cell office:value-type="string" calcext:value-type="string">
            <text:p>02-2018</text:p>
          </table:table-cell>
          <table:table-cell office:value-type="string" calcext:value-type="string">
            <text:p>03-2018</text:p>
          </table:table-cell>
          <table:table-cell office:value-type="string" calcext:value-type="string">
            <text:p>04-2018</text:p>
          </table:table-cell>
          <table:table-cell office:value-type="string" calcext:value-type="string">
            <text:p>05-2018</text:p>
          </table:table-cell>
          <table:table-cell office:value-type="string" calcext:value-type="string">
            <text:p>06-2018</text:p>
          </table:table-cell>
          <table:table-cell office:value-type="string" calcext:value-type="string">
            <text:p>07-2018</text:p>
          </table:table-cell>
          <table:table-cell office:value-type="string" calcext:value-type="string">
            <text:p>08-2018</text:p>
          </table:table-cell>
          <table:table-cell office:value-type="string" calcext:value-type="string">
            <text:p>09-2018</text:p>
          </table:table-cell>
        </table:table-row>
        <table:table-row table:style-name="ro1">
          <table:table-cell office:value-type="float" office:value="292699.13" calcext:value-type="float">
            <text:p>292699.13</text:p>
          </table:table-cell>
          <table:table-cell office:value-type="float" office:value="255552.22" calcext:value-type="float">
            <text:p>255552.22</text:p>
          </table:table-cell>
          <table:table-cell office:value-type="float" office:value="271948.42" calcext:value-type="float">
            <text:p>271948.42</text:p>
          </table:table-cell>
          <table:table-cell office:value-type="float" office:value="279291.32" calcext:value-type="float">
            <text:p>279291.32</text:p>
          </table:table-cell>
          <table:table-cell office:value-type="float" office:value="302784.07" calcext:value-type="float">
            <text:p>302784.07</text:p>
          </table:table-cell>
          <table:table-cell office:value-type="float" office:value="315315.05" calcext:value-type="float">
            <text:p>315315.05</text:p>
          </table:table-cell>
          <table:table-cell office:value-type="float" office:value="322081.48" calcext:value-type="float">
            <text:p>322081.48</text:p>
          </table:table-cell>
          <table:table-cell office:value-type="float" office:value="318086.28" calcext:value-type="float">
            <text:p>318086.28</text:p>
          </table:table-cell>
          <table:table-cell office:value-type="float" office:value="294187.6" calcext:value-type="float">
            <text:p>294187.6</text:p>
          </table:table-cell>
        </table:table-row>
        <table:table-row table:style-name="ro1">
          <table:table-cell office:value-type="float" office:value="271854.49" calcext:value-type="float">
            <text:p>271854.49</text:p>
          </table:table-cell>
          <table:table-cell office:value-type="float" office:value="237956.78" calcext:value-type="float">
            <text:p>237956.78</text:p>
          </table:table-cell>
          <table:table-cell office:value-type="float" office:value="254071.2" calcext:value-type="float">
            <text:p>254071.2</text:p>
          </table:table-cell>
          <table:table-cell office:value-type="float" office:value="257393.16" calcext:value-type="float">
            <text:p>257393.16</text:p>
          </table:table-cell>
          <table:table-cell office:value-type="float" office:value="279600.59" calcext:value-type="float">
            <text:p>279600.59</text:p>
          </table:table-cell>
          <table:table-cell office:value-type="float" office:value="293492.98" calcext:value-type="float">
            <text:p>293492.98</text:p>
          </table:table-cell>
          <table:table-cell office:value-type="float" office:value="299778.97" calcext:value-type="float">
            <text:p>299778.97</text:p>
          </table:table-cell>
          <table:table-cell office:value-type="float" office:value="297006.3" calcext:value-type="float">
            <text:p>297006.3</text:p>
          </table:table-cell>
          <table:table-cell office:value-type="float" office:value="273820.39" calcext:value-type="float">
            <text:p>273820.39</text:p>
          </table:table-cell>
        </table:table-row>
        <table:table-row table:style-name="ro1">
          <table:table-cell office:value-type="float" office:value="256922.11" calcext:value-type="float">
            <text:p>256922.11</text:p>
          </table:table-cell>
          <table:table-cell office:value-type="float" office:value="225355.62" calcext:value-type="float">
            <text:p>225355.62</text:p>
          </table:table-cell>
          <table:table-cell office:value-type="float" office:value="239936.93" calcext:value-type="float">
            <text:p>239936.93</text:p>
          </table:table-cell>
          <table:table-cell office:value-type="float" office:value="239394.13" calcext:value-type="float">
            <text:p>239394.13</text:p>
          </table:table-cell>
          <table:table-cell office:value-type="float" office:value="258414.59" calcext:value-type="float">
            <text:p>258414.59</text:p>
          </table:table-cell>
          <table:table-cell office:value-type="float" office:value="271254.23" calcext:value-type="float">
            <text:p>271254.23</text:p>
          </table:table-cell>
          <table:table-cell office:value-type="float" office:value="277494.41" calcext:value-type="float">
            <text:p>277494.41</text:p>
          </table:table-cell>
          <table:table-cell office:value-type="float" office:value="275495.53" calcext:value-type="float">
            <text:p>275495.53</text:p>
          </table:table-cell>
          <table:table-cell office:value-type="float" office:value="254378.21" calcext:value-type="float">
            <text:p>254378.21</text:p>
          </table:table-cell>
        </table:table-row>
        <table:table-row table:style-name="ro1">
          <table:table-cell office:value-type="float" office:value="249942.22" calcext:value-type="float">
            <text:p>249942.22</text:p>
          </table:table-cell>
          <table:table-cell office:value-type="float" office:value="219711.81" calcext:value-type="float">
            <text:p>219711.81</text:p>
          </table:table-cell>
          <table:table-cell office:value-type="float" office:value="233063.27" calcext:value-type="float">
            <text:p>233063.27</text:p>
          </table:table-cell>
          <table:table-cell office:value-type="float" office:value="229420.42" calcext:value-type="float">
            <text:p>229420.42</text:p>
          </table:table-cell>
          <table:table-cell office:value-type="float" office:value="245135.89" calcext:value-type="float">
            <text:p>245135.89</text:p>
          </table:table-cell>
          <table:table-cell office:value-type="float" office:value="257428.22" calcext:value-type="float">
            <text:p>257428.22</text:p>
          </table:table-cell>
          <table:table-cell office:value-type="float" office:value="262549.91" calcext:value-type="float">
            <text:p>262549.91</text:p>
          </table:table-cell>
          <table:table-cell office:value-type="float" office:value="260287.75" calcext:value-type="float">
            <text:p>260287.75</text:p>
          </table:table-cell>
          <table:table-cell office:value-type="float" office:value="241914.2" calcext:value-type="float">
            <text:p>241914.2</text:p>
          </table:table-cell>
        </table:table-row>
        <table:table-row table:style-name="ro1">
          <table:table-cell office:value-type="float" office:value="253215.21" calcext:value-type="float">
            <text:p>253215.21</text:p>
          </table:table-cell>
          <table:table-cell office:value-type="float" office:value="223510.81" calcext:value-type="float">
            <text:p>223510.81</text:p>
          </table:table-cell>
          <table:table-cell office:value-type="float" office:value="236522.1" calcext:value-type="float">
            <text:p>236522.1</text:p>
          </table:table-cell>
          <table:table-cell office:value-type="float" office:value="226067.7" calcext:value-type="float">
            <text:p>226067.7</text:p>
          </table:table-cell>
          <table:table-cell office:value-type="float" office:value="241085.42" calcext:value-type="float">
            <text:p>241085.42</text:p>
          </table:table-cell>
          <table:table-cell office:value-type="float" office:value="253964.57" calcext:value-type="float">
            <text:p>253964.57</text:p>
          </table:table-cell>
          <table:table-cell office:value-type="float" office:value="257601.56" calcext:value-type="float">
            <text:p>257601.56</text:p>
          </table:table-cell>
          <table:table-cell office:value-type="float" office:value="255862.69" calcext:value-type="float">
            <text:p>255862.69</text:p>
          </table:table-cell>
          <table:table-cell office:value-type="float" office:value="238231.22" calcext:value-type="float">
            <text:p>238231.22</text:p>
          </table:table-cell>
        </table:table-row>
        <table:table-row table:style-name="ro1">
          <table:table-cell office:value-type="float" office:value="266794.63" calcext:value-type="float">
            <text:p>266794.63</text:p>
          </table:table-cell>
          <table:table-cell office:value-type="float" office:value="239991.81" calcext:value-type="float">
            <text:p>239991.81</text:p>
          </table:table-cell>
          <table:table-cell office:value-type="float" office:value="254997.68" calcext:value-type="float">
            <text:p>254997.68</text:p>
          </table:table-cell>
          <table:table-cell office:value-type="float" office:value="231855.13" calcext:value-type="float">
            <text:p>231855.13</text:p>
          </table:table-cell>
          <table:table-cell office:value-type="float" office:value="248945.18" calcext:value-type="float">
            <text:p>248945.18</text:p>
          </table:table-cell>
          <table:table-cell office:value-type="float" office:value="261546.37" calcext:value-type="float">
            <text:p>261546.37</text:p>
          </table:table-cell>
          <table:table-cell office:value-type="float" office:value="264958.65" calcext:value-type="float">
            <text:p>264958.65</text:p>
          </table:table-cell>
          <table:table-cell office:value-type="float" office:value="263974.9" calcext:value-type="float">
            <text:p>263974.9</text:p>
          </table:table-cell>
          <table:table-cell office:value-type="float" office:value="245196.9" calcext:value-type="float">
            <text:p>245196.9</text:p>
          </table:table-cell>
        </table:table-row>
        <table:table-row table:style-name="ro1">
          <table:table-cell office:value-type="float" office:value="288555.26" calcext:value-type="float">
            <text:p>288555.26</text:p>
          </table:table-cell>
          <table:table-cell office:value-type="float" office:value="266945.56" calcext:value-type="float">
            <text:p>266945.56</text:p>
          </table:table-cell>
          <table:table-cell office:value-type="float" office:value="287503.52" calcext:value-type="float">
            <text:p>287503.52</text:p>
          </table:table-cell>
          <table:table-cell office:value-type="float" office:value="251563.49" calcext:value-type="float">
            <text:p>251563.49</text:p>
          </table:table-cell>
          <table:table-cell office:value-type="float" office:value="276133.3" calcext:value-type="float">
            <text:p>276133.3</text:p>
          </table:table-cell>
          <table:table-cell office:value-type="float" office:value="289256.26" calcext:value-type="float">
            <text:p>289256.26</text:p>
          </table:table-cell>
          <table:table-cell office:value-type="float" office:value="294445.8" calcext:value-type="float">
            <text:p>294445.8</text:p>
          </table:table-cell>
          <table:table-cell office:value-type="float" office:value="295257.14" calcext:value-type="float">
            <text:p>295257.14</text:p>
          </table:table-cell>
          <table:table-cell office:value-type="float" office:value="270794.33" calcext:value-type="float">
            <text:p>270794.33</text:p>
          </table:table-cell>
        </table:table-row>
        <table:table-row table:style-name="ro1">
          <table:table-cell office:value-type="float" office:value="307680.01" calcext:value-type="float">
            <text:p>307680.01</text:p>
          </table:table-cell>
          <table:table-cell office:value-type="float" office:value="284667.61" calcext:value-type="float">
            <text:p>284667.61</text:p>
          </table:table-cell>
          <table:table-cell office:value-type="float" office:value="305472.87" calcext:value-type="float">
            <text:p>305472.87</text:p>
          </table:table-cell>
          <table:table-cell office:value-type="float" office:value="278256.68" calcext:value-type="float">
            <text:p>278256.68</text:p>
          </table:table-cell>
          <table:table-cell office:value-type="float" office:value="317288.23" calcext:value-type="float">
            <text:p>317288.23</text:p>
          </table:table-cell>
          <table:table-cell office:value-type="float" office:value="333252.86" calcext:value-type="float">
            <text:p>333252.86</text:p>
          </table:table-cell>
          <table:table-cell office:value-type="float" office:value="339173.01" calcext:value-type="float">
            <text:p>339173.01</text:p>
          </table:table-cell>
          <table:table-cell office:value-type="float" office:value="342362.99" calcext:value-type="float">
            <text:p>342362.99</text:p>
          </table:table-cell>
          <table:table-cell office:value-type="float" office:value="302477.53" calcext:value-type="float">
            <text:p>302477.53</text:p>
          </table:table-cell>
        </table:table-row>
        <table:table-row table:style-name="ro1">
          <table:table-cell office:value-type="float" office:value="317879.98" calcext:value-type="float">
            <text:p>317879.98</text:p>
          </table:table-cell>
          <table:table-cell office:value-type="float" office:value="287492.85" calcext:value-type="float">
            <text:p>287492.85</text:p>
          </table:table-cell>
          <table:table-cell office:value-type="float" office:value="304327.38" calcext:value-type="float">
            <text:p>304327.38</text:p>
          </table:table-cell>
          <table:table-cell office:value-type="float" office:value="294898.97" calcext:value-type="float">
            <text:p>294898.97</text:p>
          </table:table-cell>
          <table:table-cell office:value-type="float" office:value="342528.36" calcext:value-type="float">
            <text:p>342528.36</text:p>
          </table:table-cell>
          <table:table-cell office:value-type="float" office:value="365139.19" calcext:value-type="float">
            <text:p>365139.19</text:p>
          </table:table-cell>
          <table:table-cell office:value-type="float" office:value="370821.66" calcext:value-type="float">
            <text:p>370821.66</text:p>
          </table:table-cell>
          <table:table-cell office:value-type="float" office:value="370032.09" calcext:value-type="float">
            <text:p>370032.09</text:p>
          </table:table-cell>
          <table:table-cell office:value-type="float" office:value="314948.07" calcext:value-type="float">
            <text:p>314948.07</text:p>
          </table:table-cell>
        </table:table-row>
        <table:table-row table:style-name="ro1">
          <table:table-cell office:value-type="float" office:value="325497.23" calcext:value-type="float">
            <text:p>325497.23</text:p>
          </table:table-cell>
          <table:table-cell office:value-type="float" office:value="290288.99" calcext:value-type="float">
            <text:p>290288.99</text:p>
          </table:table-cell>
          <table:table-cell office:value-type="float" office:value="301573.33" calcext:value-type="float">
            <text:p>301573.33</text:p>
          </table:table-cell>
          <table:table-cell office:value-type="float" office:value="297444.34" calcext:value-type="float">
            <text:p>297444.34</text:p>
          </table:table-cell>
          <table:table-cell office:value-type="float" office:value="341968.55" calcext:value-type="float">
            <text:p>341968.55</text:p>
          </table:table-cell>
          <table:table-cell office:value-type="float" office:value="370469.36" calcext:value-type="float">
            <text:p>370469.36</text:p>
          </table:table-cell>
          <table:table-cell office:value-type="float" office:value="377108.05" calcext:value-type="float">
            <text:p>377108.05</text:p>
          </table:table-cell>
          <table:table-cell office:value-type="float" office:value="365502.66" calcext:value-type="float">
            <text:p>365502.66</text:p>
          </table:table-cell>
          <table:table-cell office:value-type="float" office:value="306980.1" calcext:value-type="float">
            <text:p>306980.1</text:p>
          </table:table-cell>
        </table:table-row>
        <table:table-row table:style-name="ro1">
          <table:table-cell office:value-type="float" office:value="332389.32" calcext:value-type="float">
            <text:p>332389.32</text:p>
          </table:table-cell>
          <table:table-cell office:value-type="float" office:value="293513.63" calcext:value-type="float">
            <text:p>293513.63</text:p>
          </table:table-cell>
          <table:table-cell office:value-type="float" office:value="299153.14" calcext:value-type="float">
            <text:p>299153.14</text:p>
          </table:table-cell>
          <table:table-cell office:value-type="float" office:value="292666.03" calcext:value-type="float">
            <text:p>292666.03</text:p>
          </table:table-cell>
          <table:table-cell office:value-type="float" office:value="332558.06" calcext:value-type="float">
            <text:p>332558.06</text:p>
          </table:table-cell>
          <table:table-cell office:value-type="float" office:value="359239.84" calcext:value-type="float">
            <text:p>359239.84</text:p>
          </table:table-cell>
          <table:table-cell office:value-type="float" office:value="364595.64" calcext:value-type="float">
            <text:p>364595.64</text:p>
          </table:table-cell>
          <table:table-cell office:value-type="float" office:value="348048.32" calcext:value-type="float">
            <text:p>348048.32</text:p>
          </table:table-cell>
          <table:table-cell office:value-type="float" office:value="292872.75" calcext:value-type="float">
            <text:p>292872.75</text:p>
          </table:table-cell>
        </table:table-row>
        <table:table-row table:style-name="ro1">
          <table:table-cell office:value-type="float" office:value="341327.84" calcext:value-type="float">
            <text:p>341327.84</text:p>
          </table:table-cell>
          <table:table-cell office:value-type="float" office:value="295407.75" calcext:value-type="float">
            <text:p>295407.75</text:p>
          </table:table-cell>
          <table:table-cell office:value-type="float" office:value="298947.12" calcext:value-type="float">
            <text:p>298947.12</text:p>
          </table:table-cell>
          <table:table-cell office:value-type="float" office:value="288252.78" calcext:value-type="float">
            <text:p>288252.78</text:p>
          </table:table-cell>
          <table:table-cell office:value-type="float" office:value="324544.12" calcext:value-type="float">
            <text:p>324544.12</text:p>
          </table:table-cell>
          <table:table-cell office:value-type="float" office:value="345255.11" calcext:value-type="float">
            <text:p>345255.11</text:p>
          </table:table-cell>
          <table:table-cell office:value-type="float" office:value="347960.2" calcext:value-type="float">
            <text:p>347960.2</text:p>
          </table:table-cell>
          <table:table-cell office:value-type="float" office:value="330940.25" calcext:value-type="float">
            <text:p>330940.25</text:p>
          </table:table-cell>
          <table:table-cell office:value-type="float" office:value="282704.78" calcext:value-type="float">
            <text:p>282704.78</text:p>
          </table:table-cell>
        </table:table-row>
        <table:table-row table:style-name="ro1">
          <table:table-cell office:value-type="float" office:value="349183.99" calcext:value-type="float">
            <text:p>349183.99</text:p>
          </table:table-cell>
          <table:table-cell office:value-type="float" office:value="297941.44" calcext:value-type="float">
            <text:p>297941.44</text:p>
          </table:table-cell>
          <table:table-cell office:value-type="float" office:value="299031.93" calcext:value-type="float">
            <text:p>299031.93</text:p>
          </table:table-cell>
          <table:table-cell office:value-type="float" office:value="286694.03" calcext:value-type="float">
            <text:p>286694.03</text:p>
          </table:table-cell>
          <table:table-cell office:value-type="float" office:value="319883.1" calcext:value-type="float">
            <text:p>319883.1</text:p>
          </table:table-cell>
          <table:table-cell office:value-type="float" office:value="334928.02" calcext:value-type="float">
            <text:p>334928.02</text:p>
          </table:table-cell>
          <table:table-cell office:value-type="float" office:value="336038.5" calcext:value-type="float">
            <text:p>336038.5</text:p>
          </table:table-cell>
          <table:table-cell office:value-type="float" office:value="321801.66" calcext:value-type="float">
            <text:p>321801.66</text:p>
          </table:table-cell>
          <table:table-cell office:value-type="float" office:value="277014.04" calcext:value-type="float">
            <text:p>277014.04</text:p>
          </table:table-cell>
        </table:table-row>
        <table:table-row table:style-name="ro1">
          <table:table-cell office:value-type="float" office:value="357377.11" calcext:value-type="float">
            <text:p>357377.11</text:p>
          </table:table-cell>
          <table:table-cell office:value-type="float" office:value="302123.85" calcext:value-type="float">
            <text:p>302123.85</text:p>
          </table:table-cell>
          <table:table-cell office:value-type="float" office:value="301453.65" calcext:value-type="float">
            <text:p>301453.65</text:p>
          </table:table-cell>
          <table:table-cell office:value-type="float" office:value="287092.01" calcext:value-type="float">
            <text:p>287092.01</text:p>
          </table:table-cell>
          <table:table-cell office:value-type="float" office:value="319043.81" calcext:value-type="float">
            <text:p>319043.81</text:p>
          </table:table-cell>
          <table:table-cell office:value-type="float" office:value="330118.58" calcext:value-type="float">
            <text:p>330118.58</text:p>
          </table:table-cell>
          <table:table-cell office:value-type="float" office:value="331669.01" calcext:value-type="float">
            <text:p>331669.01</text:p>
          </table:table-cell>
          <table:table-cell office:value-type="float" office:value="318298.33" calcext:value-type="float">
            <text:p>318298.33</text:p>
          </table:table-cell>
          <table:table-cell office:value-type="float" office:value="275129.65" calcext:value-type="float">
            <text:p>275129.65</text:p>
          </table:table-cell>
        </table:table-row>
        <table:table-row table:style-name="ro1">
          <table:table-cell office:value-type="float" office:value="364880.02" calcext:value-type="float">
            <text:p>364880.02</text:p>
          </table:table-cell>
          <table:table-cell office:value-type="float" office:value="307869.09" calcext:value-type="float">
            <text:p>307869.09</text:p>
          </table:table-cell>
          <table:table-cell office:value-type="float" office:value="306043.33" calcext:value-type="float">
            <text:p>306043.33</text:p>
          </table:table-cell>
          <table:table-cell office:value-type="float" office:value="289528.1" calcext:value-type="float">
            <text:p>289528.1</text:p>
          </table:table-cell>
          <table:table-cell office:value-type="float" office:value="320840.84" calcext:value-type="float">
            <text:p>320840.84</text:p>
          </table:table-cell>
          <table:table-cell office:value-type="float" office:value="331043.95" calcext:value-type="float">
            <text:p>331043.95</text:p>
          </table:table-cell>
          <table:table-cell office:value-type="float" office:value="332363.47" calcext:value-type="float">
            <text:p>332363.47</text:p>
          </table:table-cell>
          <table:table-cell office:value-type="float" office:value="318725.52" calcext:value-type="float">
            <text:p>318725.52</text:p>
          </table:table-cell>
          <table:table-cell office:value-type="float" office:value="275580.84" calcext:value-type="float">
            <text:p>275580.84</text:p>
          </table:table-cell>
        </table:table-row>
        <table:table-row table:style-name="ro1">
          <table:table-cell office:value-type="float" office:value="373069.27" calcext:value-type="float">
            <text:p>373069.27</text:p>
          </table:table-cell>
          <table:table-cell office:value-type="float" office:value="317082.64" calcext:value-type="float">
            <text:p>317082.64</text:p>
          </table:table-cell>
          <table:table-cell office:value-type="float" office:value="315084.56" calcext:value-type="float">
            <text:p>315084.56</text:p>
          </table:table-cell>
          <table:table-cell office:value-type="float" office:value="293287.56" calcext:value-type="float">
            <text:p>293287.56</text:p>
          </table:table-cell>
          <table:table-cell office:value-type="float" office:value="322275.88" calcext:value-type="float">
            <text:p>322275.88</text:p>
          </table:table-cell>
          <table:table-cell office:value-type="float" office:value="332425.97" calcext:value-type="float">
            <text:p>332425.97</text:p>
          </table:table-cell>
          <table:table-cell office:value-type="float" office:value="336658.09" calcext:value-type="float">
            <text:p>336658.09</text:p>
          </table:table-cell>
          <table:table-cell office:value-type="float" office:value="321099.59" calcext:value-type="float">
            <text:p>321099.59</text:p>
          </table:table-cell>
          <table:table-cell office:value-type="float" office:value="278020.61" calcext:value-type="float">
            <text:p>278020.61</text:p>
          </table:table-cell>
        </table:table-row>
        <table:table-row table:style-name="ro1">
          <table:table-cell office:value-type="float" office:value="382630.03" calcext:value-type="float">
            <text:p>382630.03</text:p>
          </table:table-cell>
          <table:table-cell office:value-type="float" office:value="328288.18" calcext:value-type="float">
            <text:p>328288.18</text:p>
          </table:table-cell>
          <table:table-cell office:value-type="float" office:value="327121.53" calcext:value-type="float">
            <text:p>327121.53</text:p>
          </table:table-cell>
          <table:table-cell office:value-type="float" office:value="302917.77" calcext:value-type="float">
            <text:p>302917.77</text:p>
          </table:table-cell>
          <table:table-cell office:value-type="float" office:value="334375.42" calcext:value-type="float">
            <text:p>334375.42</text:p>
          </table:table-cell>
          <table:table-cell office:value-type="float" office:value="346195.76" calcext:value-type="float">
            <text:p>346195.76</text:p>
          </table:table-cell>
          <table:table-cell office:value-type="float" office:value="351381.55" calcext:value-type="float">
            <text:p>351381.55</text:p>
          </table:table-cell>
          <table:table-cell office:value-type="float" office:value="335098.29" calcext:value-type="float">
            <text:p>335098.29</text:p>
          </table:table-cell>
          <table:table-cell office:value-type="float" office:value="289949.8" calcext:value-type="float">
            <text:p>289949.8</text:p>
          </table:table-cell>
        </table:table-row>
        <table:table-row table:style-name="ro1">
          <table:table-cell office:value-type="float" office:value="384520.77" calcext:value-type="float">
            <text:p>384520.77</text:p>
          </table:table-cell>
          <table:table-cell office:value-type="float" office:value="330905.97" calcext:value-type="float">
            <text:p>330905.97</text:p>
          </table:table-cell>
          <table:table-cell office:value-type="float" office:value="333332.01" calcext:value-type="float">
            <text:p>333332.01</text:p>
          </table:table-cell>
          <table:table-cell office:value-type="float" office:value="317384.72" calcext:value-type="float">
            <text:p>317384.72</text:p>
          </table:table-cell>
          <table:table-cell office:value-type="float" office:value="357778.62" calcext:value-type="float">
            <text:p>357778.62</text:p>
          </table:table-cell>
          <table:table-cell office:value-type="float" office:value="375494.99" calcext:value-type="float">
            <text:p>375494.99</text:p>
          </table:table-cell>
          <table:table-cell office:value-type="float" office:value="379053.62" calcext:value-type="float">
            <text:p>379053.62</text:p>
          </table:table-cell>
          <table:table-cell office:value-type="float" office:value="360563.9" calcext:value-type="float">
            <text:p>360563.9</text:p>
          </table:table-cell>
          <table:table-cell office:value-type="float" office:value="310845.49" calcext:value-type="float">
            <text:p>310845.49</text:p>
          </table:table-cell>
        </table:table-row>
        <table:table-row table:style-name="ro1">
          <table:table-cell office:value-type="float" office:value="376212.71" calcext:value-type="float">
            <text:p>376212.71</text:p>
          </table:table-cell>
          <table:table-cell office:value-type="float" office:value="325087.38" calcext:value-type="float">
            <text:p>325087.38</text:p>
          </table:table-cell>
          <table:table-cell office:value-type="float" office:value="328812.06" calcext:value-type="float">
            <text:p>328812.06</text:p>
          </table:table-cell>
          <table:table-cell office:value-type="float" office:value="332146.21" calcext:value-type="float">
            <text:p>332146.21</text:p>
          </table:table-cell>
          <table:table-cell office:value-type="float" office:value="383600.5" calcext:value-type="float">
            <text:p>383600.5</text:p>
          </table:table-cell>
          <table:table-cell office:value-type="float" office:value="401548.48" calcext:value-type="float">
            <text:p>401548.48</text:p>
          </table:table-cell>
          <table:table-cell office:value-type="float" office:value="408943.18" calcext:value-type="float">
            <text:p>408943.18</text:p>
          </table:table-cell>
          <table:table-cell office:value-type="float" office:value="391997.67" calcext:value-type="float">
            <text:p>391997.67</text:p>
          </table:table-cell>
          <table:table-cell office:value-type="float" office:value="336036.61" calcext:value-type="float">
            <text:p>336036.61</text:p>
          </table:table-cell>
        </table:table-row>
        <table:table-row table:style-name="ro1">
          <table:table-cell office:value-type="float" office:value="360901.9" calcext:value-type="float">
            <text:p>360901.9</text:p>
          </table:table-cell>
          <table:table-cell office:value-type="float" office:value="312686.98" calcext:value-type="float">
            <text:p>312686.98</text:p>
          </table:table-cell>
          <table:table-cell office:value-type="float" office:value="324479.57" calcext:value-type="float">
            <text:p>324479.57</text:p>
          </table:table-cell>
          <table:table-cell office:value-type="float" office:value="331115.85" calcext:value-type="float">
            <text:p>331115.85</text:p>
          </table:table-cell>
          <table:table-cell office:value-type="float" office:value="373398.47" calcext:value-type="float">
            <text:p>373398.47</text:p>
          </table:table-cell>
          <table:table-cell office:value-type="float" office:value="390524.37" calcext:value-type="float">
            <text:p>390524.37</text:p>
          </table:table-cell>
          <table:table-cell office:value-type="float" office:value="402157.97" calcext:value-type="float">
            <text:p>402157.97</text:p>
          </table:table-cell>
          <table:table-cell office:value-type="float" office:value="394823.79" calcext:value-type="float">
            <text:p>394823.79</text:p>
          </table:table-cell>
          <table:table-cell office:value-type="float" office:value="350098.74" calcext:value-type="float">
            <text:p>350098.74</text:p>
          </table:table-cell>
        </table:table-row>
        <table:table-row table:style-name="ro1">
          <table:table-cell office:value-type="float" office:value="347362.95" calcext:value-type="float">
            <text:p>347362.95</text:p>
          </table:table-cell>
          <table:table-cell office:value-type="float" office:value="303307.55" calcext:value-type="float">
            <text:p>303307.55</text:p>
          </table:table-cell>
          <table:table-cell office:value-type="float" office:value="311349.54" calcext:value-type="float">
            <text:p>311349.54</text:p>
          </table:table-cell>
          <table:table-cell office:value-type="float" office:value="314749.54" calcext:value-type="float">
            <text:p>314749.54</text:p>
          </table:table-cell>
          <table:table-cell office:value-type="float" office:value="356559.66" calcext:value-type="float">
            <text:p>356559.66</text:p>
          </table:table-cell>
          <table:table-cell office:value-type="float" office:value="374016.91" calcext:value-type="float">
            <text:p>374016.91</text:p>
          </table:table-cell>
          <table:table-cell office:value-type="float" office:value="384660.83" calcext:value-type="float">
            <text:p>384660.83</text:p>
          </table:table-cell>
          <table:table-cell office:value-type="float" office:value="380132.68" calcext:value-type="float">
            <text:p>380132.68</text:p>
          </table:table-cell>
          <table:table-cell office:value-type="float" office:value="338622.63" calcext:value-type="float">
            <text:p>338622.63</text:p>
          </table:table-cell>
        </table:table-row>
        <table:table-row table:style-name="ro1">
          <table:table-cell office:value-type="float" office:value="329427.48" calcext:value-type="float">
            <text:p>329427.48</text:p>
          </table:table-cell>
          <table:table-cell office:value-type="float" office:value="282262.63" calcext:value-type="float">
            <text:p>282262.63</text:p>
          </table:table-cell>
          <table:table-cell office:value-type="float" office:value="290348.21" calcext:value-type="float">
            <text:p>290348.21</text:p>
          </table:table-cell>
          <table:table-cell office:value-type="float" office:value="300130.34" calcext:value-type="float">
            <text:p>300130.34</text:p>
          </table:table-cell>
          <table:table-cell office:value-type="float" office:value="338796.05" calcext:value-type="float">
            <text:p>338796.05</text:p>
          </table:table-cell>
          <table:table-cell office:value-type="float" office:value="356426.77" calcext:value-type="float">
            <text:p>356426.77</text:p>
          </table:table-cell>
          <table:table-cell office:value-type="float" office:value="365198.71" calcext:value-type="float">
            <text:p>365198.71</text:p>
          </table:table-cell>
          <table:table-cell office:value-type="float" office:value="361011.78" calcext:value-type="float">
            <text:p>361011.78</text:p>
          </table:table-cell>
          <table:table-cell office:value-type="float" office:value="325373.08" calcext:value-type="float">
            <text:p>325373.08</text:p>
          </table:table-cell>
        </table:table-row>
        <table:table-row table:style-name="ro1">
          <table:table-cell office:value-type="float" office:value="305198.84" calcext:value-type="float">
            <text:p>305198.84</text:p>
          </table:table-cell>
          <table:table-cell office:value-type="float" office:value="261729.68" calcext:value-type="float">
            <text:p>261729.68</text:p>
          </table:table-cell>
          <table:table-cell office:value-type="float" office:value="272168.84" calcext:value-type="float">
            <text:p>272168.84</text:p>
          </table:table-cell>
          <table:table-cell office:value-type="float" office:value="285382.05" calcext:value-type="float">
            <text:p>285382.05</text:p>
          </table:table-cell>
          <table:table-cell office:value-type="float" office:value="317612.82" calcext:value-type="float">
            <text:p>317612.82</text:p>
          </table:table-cell>
          <table:table-cell office:value-type="float" office:value="333637.74" calcext:value-type="float">
            <text:p>333637.74</text:p>
          </table:table-cell>
          <table:table-cell office:value-type="float" office:value="341165.8" calcext:value-type="float">
            <text:p>341165.8</text:p>
          </table:table-cell>
          <table:table-cell office:value-type="float" office:value="336467.79" calcext:value-type="float">
            <text:p>336467.79</text:p>
          </table:table-cell>
          <table:table-cell office:value-type="float" office:value="306638.15" calcext:value-type="float">
            <text:p>306638.15</text:p>
          </table:table-cell>
        </table:table-row>
        <table:table-row table:style-name="ro1">
          <table:table-cell office:value-type="float" office:value="297974.84" calcext:value-type="float">
            <text:p>297974.84</text:p>
          </table:table-cell>
          <table:table-cell office:value-type="float" office:value="258310.31" calcext:value-type="float">
            <text:p>258310.31</text:p>
          </table:table-cell>
          <table:table-cell office:value-type="float" office:value="271978.92" calcext:value-type="float">
            <text:p>271978.92</text:p>
          </table:table-cell>
          <table:table-cell office:value-type="float" office:value="281825.49" calcext:value-type="float">
            <text:p>281825.49</text:p>
          </table:table-cell>
          <table:table-cell office:value-type="float" office:value="306835.41" calcext:value-type="float">
            <text:p>306835.41</text:p>
          </table:table-cell>
          <table:table-cell office:value-type="float" office:value="319750.25" calcext:value-type="float">
            <text:p>319750.25</text:p>
          </table:table-cell>
          <table:table-cell office:value-type="float" office:value="326054.14" calcext:value-type="float">
            <text:p>326054.14</text:p>
          </table:table-cell>
          <table:table-cell office:value-type="float" office:value="321545.37" calcext:value-type="float">
            <text:p>321545.37</text:p>
          </table:table-cell>
          <table:table-cell office:value-type="float" office:value="296894.96" calcext:value-type="float">
            <text:p>296894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1:58:15.579751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0:25:38.378746132</meta:creation-date>
    <dc:date>2020-10-18T12:13:21.450263003</dc:date>
    <meta:editing-duration>PT3H8M14S</meta:editing-duration>
    <meta:editing-cycles>31</meta:editing-cycles>
    <meta:generator>LibreOffice/6.4.5.2$Linux_X86_64 LibreOffice_project/40$Build-2</meta:generator>
    <meta:document-statistic meta:table-count="1" meta:cell-count="225" meta:object-count="0"/>
  </office:meta>
</office:document-meta>
</file>